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D2E4504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fo:min-height="12.18cm"/>
    </style:style>
    <style:style style:name="pr3" style:family="presentation" style:parent-style-name="keyboard-notes">
      <style:graphic-properties draw:fill-color="#ffffff" draw:auto-grow-height="true" fo:min-height="13.364cm"/>
    </style:style>
    <style:style style:name="pr4" style:family="presentation" style:parent-style-name="keyboard-outline1">
      <style:graphic-properties draw:auto-grow-height="true" fo:min-height="12.18cm"/>
    </style:style>
    <style:style style:name="pr5" style:family="presentation" style:parent-style-name="keyboard-title">
      <style:graphic-properties fo:min-height="3.506cm"/>
    </style:style>
    <style:style style:name="pr6" style:family="presentation" style:parent-style-name="keyboard-outline1">
      <style:graphic-properties fo:min-height="12.18cm"/>
    </style:style>
    <style:style style:name="pr7" style:family="presentation" style:parent-style-name="keyboard-notes">
      <style:graphic-properties draw:fill-color="#ffffff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hyphenate="false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language="it" fo:country="I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draw:frame presentation:style-name="pr1" draw:layer="layout" svg:width="23.199cm" svg:height="3.506cm" svg:x="2.301cm" svg:y="1.994cm" presentation:class="title">
          <draw:text-box>
            <text:p>Linux Day 2014</text:p>
          </draw:text-box>
        </draw:frame>
        <draw:frame presentation:style-name="pr2" draw:text-style-name="P1" draw:layer="layout" svg:width="23cm" svg:height="12.18cm" svg:x="2.5cm" svg:y="6cm" presentation:class="subtitle" presentation:user-transformed="true">
          <draw:text-box>
            <text:p><text:span text:style-name="T1">Virtualizzazione</text:span></text:p>
            <text:p><text:span text:style-name="T1">Massimo Nuvo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draw:frame presentation:style-name="pr1" draw:layer="layout" svg:width="23.199cm" svg:height="3.506cm" svg:x="2.301cm" svg:y="1.994cm" presentation:class="title">
          <draw:text-box>
            <text:p><text:span text:style-name="T2">Cenni </text:span>storici</text:p>
          </draw:text-box>
        </draw:frame>
        <draw:frame presentation:style-name="pr4" draw:layer="layout" svg:width="23cm" svg:height="12.18cm" svg:x="2.5cm" svg:y="6cm" presentation:class="outline">
          <draw:text-box>
            <text:list text:style-name="L2">
              <text:list-item>
                <text:p text:style-name="P2">La <text:span text:style-name="T2">virtualizzazione nasce con i sistemi IBM nel 1972, fa parte della cultura dei Mainframe dove si chiamano “partizioni logiche”.</text:span></text:p>
              </text:list-item>
              <text:list-item>
                <text:p text:style-name="P2"><text:span text:style-name="T2">Solo nel 2005 (Intel) e 2006 (Amd) la virtualizzazione arriva come supporto hardware anche sui PC</text:span></text:p>
              </text:list-item>
              <text:list-item>
                <text:p text:style-name="P2"><text:span text:style-name="T2">Amd ci crede (Intel no) e include la VT nelle CPU sin da subito, gli altri arriveranno dopo.</text:span></text:p>
              </text:list-item>
              <text:list-item>
                <text:p text:style-name="P2"><text:span text:style-name="T2">Nel 2006 le prestazioni della virtualizzazione con supporto hardware e quelle della virtualizzazione software sono praticamente identiche (e qualcuno si domanda serve?)</text:span>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Oggi</text:p>
          </draw:text-box>
        </draw:frame>
        <draw:frame presentation:style-name="pr6" draw:layer="layout" svg:width="23cm" svg:height="12.18cm" svg:x="2.5cm" svg:y="6cm" presentation:class="outline" presentation:user-transformed="true">
          <draw:text-box>
            <text:list text:style-name="L2">
              <text:list-item>
                <text:p>La virtualizzazione è la base dell'Informatica moderna, ma viene utilizzata prevalentemente nelle infrastrutture.</text:p>
              </text:list-item>
              <text:list-item>
                <text:p>Non è ancora risolto il problema dell'imbuto.</text:p>
              </text:list-item>
              <text:list-item>
                <text:p>Si incomincia a parlare di macchine virtuali anche sui sistemi basati su ARM (vedi le cpu dei cellular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Cosa significa “virtualizzare”?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2">
              <text:list-item>
                <text:p>creare all'interno di un sistema lo spazio tecnico in cui fare funzionare un altro sistema, o più di uno.</text:p>
              </text:list-item>
              <text:list-item>
                <text:p>la virtualizzazione (ahi!) può essere nidificata</text:p>
              </text:list-item>
              <text:list-item>
                <text:p>ovviamente tutto diventa virtuale, dal disco alla scheda di rete alla scheda video</text:p>
              </text:list-item>
              <text:list-item>
                <text:p>ovviamente, tanto per complicarci la vita, le periferiche fisiche possono essere attaccate alle macchine virtuali, non solo USB anche PCI e quant'alt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A chi serve?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2">
              <text:list-item>
                <text:p>Soprattutto a chi fa fatica a staccarsi dal ferro</text:p>
              </text:list-item>
              <text:list-item>
                <text:p>In generale a ottimizzare le infrastrutture</text:p>
              </text:list-item>
              <text:list-item>
                <text:p>E' la base del cosiddetto “cloud”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Virtualizzare =?</text:p>
          </draw:text-box>
        </draw:frame>
        <draw:frame presentation:style-name="pr6" draw:text-style-name="P3" draw:layer="layout" svg:width="23cm" svg:height="12.18cm" svg:x="2.5cm" svg:y="6cm" presentation:class="outline">
          <draw:text-box>
            <text:list text:style-name="L2">
              <text:list-item>
                <text:p text:style-name="P3"><text:span text:style-name="T3">Virtualizzazione completa (full)</text:span></text:p>
              </text:list-item>
              <text:list-item>
                <text:p text:style-name="P3"><text:span text:style-name="T3">Paravirtualizzazione</text:span></text:p>
              </text:list-item>
              <text:list-item>
                <text:p text:style-name="P3"><text:span text:style-name="T3">Server virtuale</text:span></text:p>
              </text:list-item>
              <text:list-item>
                <text:p text:style-name="P3"><text:span text:style-name="T3">… </text:span><text:span text:style-name="T3">(non solo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Virtualizzazione Full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2">
              <text:list-item>
                <text:p>Viene creato un ambiente completo, come se fosse una macchina fisica, tutto perfettamente emulato</text:p>
              </text:list-item>
              <text:list-item>
                <text:p>Sicurezza maggiore</text:p>
              </text:list-item>
              <text:list-item>
                <text:p>Ma anche lentezza</text:p>
              </text:list-item>
              <text:list-item>
                <text:p>Macchine molto eterogenee</text:p>
              </text:list-item>
              <text:list-item>
                <text:p>Comunque per avere prestazioni è necessario un supporto a livello “guest” (la macchina virtual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Paravirtualizzazione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2">
              <text:list-item>
                <text:p>Non permette ambienti eterogenei, se è GNU/Linux resta GNU/Linux</text:p>
              </text:list-item>
              <text:list-item>
                <text:p>Per il Guest di solito è un kernel leggero che accede in modo quasi diretto alle periferiche dell'host fisico</text:p>
              </text:list-item>
              <text:list-item>
                <text:p>Sicurezza più bassa</text:p>
              </text:list-item>
              <text:list-item>
                <text:p>Velocità praticamente pari al fis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Server Virtuale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2">
              <text:list-item>
                <text:p>Non è un kernel differente, ma lo stesso della macchina fisica</text:p>
              </text:list-item>
              <text:list-item>
                <text:p>Viene creato un ambiente dotato di risorse “controllate” ma nello stesso filesystem della macchina fisica</text:p>
              </text:list-item>
              <text:list-item>
                <text:p>Molto efficiente</text:p>
              </text:list-item>
              <text:list-item>
                <text:p>Poco sicu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L'imbuto e il carico misto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2">
              <text:list-item>
                <text:p>La <text:span text:style-name="T2">virtualizzazione</text:span> oggi è fortemente condizionata dalla velocità dell'IO, ma non solo.</text:p>
              </text:list-item>
              <text:list-item>
                <text:p>Il problema è: al crescere del numero di macchine virtuali non corrisponde in egual misura una crescita delle capacità di IO.</text:p>
              </text:list-item>
              <text:list-item>
                <text:p>Si crea “contesa” sulle risorse, fino a fare diventare la cosa un problema, ma ciò dipende da come i guest usano le risorse, ecco perchè lo definisco “carico misto”.</text:p>
              </text:list-item>
              <text:list-item>
                <text:p>I sistemi sono cresciuti a livello di elaborazione ed è migliorato il cambio di contesto, l'IO non è cresciuto mol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Il futuro?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2">
              <text:list-item>
                <text:p>“Qualcuno” dice che sarà tutto virtuale, credo sia un po' esagerato, si dovrà agire molto sull'IO, quella è la criticità attuale.</text:p>
              </text:list-item>
              <text:list-item>
                <text:p>Inoltre ci sono tecnologie emergenti che fanno a meno del virtuale e spostano dal server al servizio il concetto di virtualizzazione, pratico e veloce, e non ti porti dietro niente di inutile</text:p>
              </text:list-item>
              <text:list-item>
                <text:p>Il mondo cambia e man mano che si perde il legame unico “servizio” “utilizzatore” il concetto di virtualizzazione attuale diventerà obsole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2T1">
        <draw:frame presentation:style-name="pr5" draw:layer="layout" svg:width="23.199cm" svg:height="3.506cm" svg:x="2.301cm" svg:y="1.994cm" presentation:class="title">
          <draw:text-box>
            <text:p>Il futuro!</text:p>
          </draw:text-box>
        </draw:frame>
        <draw:frame presentation:style-name="pr6" draw:layer="layout" svg:width="23cm" svg:height="12.18cm" svg:x="2.5cm" svg:y="6cm" presentation:class="outline">
          <draw:text-box>
            <text:list text:style-name="L2">
              <text:list-item>
                <text:p>Avere sistemi completamente indipendenti dall'hardware è una necessità, ma non è detto che la virtualizzazione così come la vediamo ora sia la soluzione.</text:p>
              </text:list-item>
              <text:list-item>
                <text:p>Oggi abbiamo sistemi troppo complessi che vengono messi in piedi per fare operazioni semplici, è contro ogni logica, ed è perdente.</text:p>
              </text:list-item>
              <text:list-item>
                <text:p>Quindi la virtualizzazione vivrà ma dovrà adattarsi al mondo che cambia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simo </meta:initial-creator>
    <meta:creation-date>2013-10-13T16:09:44</meta:creation-date>
    <dc:date>2014-09-28T22:50:16</dc:date>
    <dc:creator>massimo </dc:creator>
    <meta:editing-duration>PT2H7M7S</meta:editing-duration>
    <meta:editing-cycles>13</meta:editing-cycles>
    <meta:generator>LibreOffice/3.5$Linux_X86_64 LibreOffice_project/350m1$Build-2</meta:generator>
    <meta:document-statistic meta:object-count="80"/>
  </office:meta>
</office:document-meta>
</file>